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cf2b3" officeooo:paragraph-rsid="001cf2b3"/>
    </style:style>
    <style:style style:name="P2" style:family="paragraph" style:parent-style-name="Standard">
      <style:paragraph-properties fo:line-height="150%" fo:text-align="justify" style:justify-single-word="false"/>
      <style:text-properties officeooo:rsid="001ee0a5" officeooo:paragraph-rsid="001ee0a5"/>
    </style:style>
    <style:style style:name="P3" style:family="paragraph" style:parent-style-name="Standard">
      <style:paragraph-properties fo:line-height="150%" fo:text-align="center" style:justify-single-word="false"/>
      <style:text-properties fo:font-weight="bold" officeooo:rsid="001f3931" officeooo:paragraph-rsid="001f3931" style:font-weight-asian="bold" style:font-weight-complex="bold"/>
    </style:style>
    <style:style style:name="P4" style:family="paragraph" style:parent-style-name="Standard">
      <style:paragraph-properties fo:line-height="150%" fo:text-align="justify" style:justify-single-word="false"/>
      <style:text-properties officeooo:rsid="0020eadd" officeooo:paragraph-rsid="0020eadd"/>
    </style:style>
    <style:style style:name="P5" style:family="paragraph" style:parent-style-name="Standard">
      <style:paragraph-properties fo:line-height="100%" fo:text-align="justify" style:justify-single-word="false"/>
      <style:text-properties officeooo:rsid="001f3931" officeooo:paragraph-rsid="001f3931"/>
    </style:style>
    <style:style style:name="P6" style:family="paragraph" style:parent-style-name="Standard">
      <style:paragraph-properties fo:line-height="100%" fo:text-align="justify" style:justify-single-word="false"/>
      <style:text-properties officeooo:rsid="001ee0a5" officeooo:paragraph-rsid="001ee0a5"/>
    </style:style>
    <style:style style:name="T1" style:family="text">
      <style:text-properties officeooo:rsid="001ee0a5"/>
    </style:style>
    <style:style style:name="T2" style:family="text">
      <style:text-properties officeooo:rsid="001f3931"/>
    </style:style>
    <style:style style:name="T3" style:family="text">
      <style:text-properties officeooo:rsid="0021b02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oal Studi Kasus</text:p>
      <text:p text:style-name="P3">Keamana<text:span text:style-name="T3">n</text:span> Informasi dan Jaringan</text:p>
      <text:p text:style-name="P4"/>
      <text:p text:style-name="P1">Sebuah perusahaan komunikasi terkemuka ingin membuat sebuah aplikasi Instant Messaging (IM) yang AMAN. Aplikasi ini memiliki fitur-fitur umum pada sebuah IM, seperti <text:span text:style-name="T1">login, </text:span>private message untuk <text:s/>berkirim pesan ke seorang pengguna tertentu, group message untuk berkirim pesan pada pengguna yang berada dalam satu grup, dan broadcast message untuk mengirimkan pesan ke semua teman pengguna. Selain itu, aplikasi ini juga dapat mengirimkan file/gambar. <text:span text:style-name="T1">Agar aplikasi ini dapat berkirim pesan, maka dibutuhkan juga sebuah server perantara untuk mengantarkan pesan ke pengguna yang dituju.</text:span></text:p>
      <text:p text:style-name="P1">Bantulah perusahaan ini untuk mendesain komunikasi yang AMAN <text:span text:style-name="T1">untuk pengiriman pesan. Server perantara juga tidak boleh mengetahui isi pesan yang dikirimkan pengguna, kecuali itu untuk dirinya, tetapi tetap dapat meneruskannya. Gunakan materi yang SUDAH diajarkan pada anda untuk melakukan tugas ini dan asumsikan pada awalnya di komputer pengguna TIDAK ADA DATA RAHASIA apapun yang tersimpan. Gunakan juga notasi matematis untuk membuat dokumentasi yang akan anda lakukan, contoh untuk mengenkripsi sebuah username dan password dengan AES dan sebuah key, bisa ditulis EAES(KPengirim, username || password). Pesan tidak harus dikirim dengan menggunakan mode teks.</text:span></text:p>
      <text:p text:style-name="P2">Untuk membantu anda, berikut ini adalah protokol sederhana yang sudah dibangun oleh perusahaan tersebut <text:span text:style-name="T2">(C: dikirim oleh klien, S: dikirim oleh server):</text:span></text:p>
      <text:p text:style-name="P5">Login :</text:p>
      <text:p text:style-name="P5">C<text:tab/>: LOGIN username password</text:p>
      <text:p text:style-name="P5">S<text:tab/>: LOGIN ok/error </text:p>
      <text:p text:style-name="P6"/>
      <text:p text:style-name="P5">Logout:</text:p>
      <text:p text:style-name="P5">C<text:tab/>: LOGOUT username</text:p>
      <text:p text:style-name="P5">S<text:tab/>: LOGOUT ok/error</text:p>
      <text:p text:style-name="P5"/>
      <text:p text:style-name="P5">Private Message :</text:p>
      <text:p text:style-name="P5">C<text:tab/>: PM src_username dest_username message</text:p>
      <text:p text:style-name="P5"/>
      <text:p text:style-name="P5">Create Group :</text:p>
      <text:p text:style-name="P5">C<text:tab/>: CG username group_name</text:p>
      <text:p text:style-name="P5">S<text:tab/>: CG ok/error</text:p>
      <text:p text:style-name="P5"/>
      <text:p text:style-name="P5">Group Message :</text:p>
      <text:p text:style-name="P5">C<text:tab/>: GM src_username group_name message</text:p>
      <text:p text:style-name="P5"/>
      <text:p text:style-name="P5">Broadcast Message :</text:p>
      <text:p text:style-name="P5">C<text:tab/>: BM src_username message</text:p>
      <text:p text:style-name="P5"/>
      <text:p text:style-name="P5">NB : Asumsikan server menyimpan daftar user beserta daftar teman dari user terseb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koro P.</meta:initial-creator>
    <meta:creation-date>2016-03-22T22:20:23.253852608</meta:creation-date>
    <dc:date>2016-03-23T09:24:42.634117743</dc:date>
    <dc:creator>Baskoro P.</dc:creator>
    <meta:editing-duration>PT9M8S</meta:editing-duration>
    <meta:editing-cycles>4</meta:editing-cycles>
    <meta:generator>LibreOffice/4.4.3.2$Linux_X86_64 LibreOffice_project/40m0$Build-2</meta:generator>
    <meta:document-statistic meta:table-count="0" meta:image-count="0" meta:object-count="0" meta:page-count="1" meta:paragraph-count="21" meta:word-count="273" meta:character-count="1839" meta:non-whitespace-character-count="1585"/>
  </office:meta>
</office:document-meta>
</file>